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cm" fo:min-width="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7.7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stroke-linejoin="round" svg:stroke-linecap="square" draw:fill="non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margin-top="0cm" fo:margin-bottom="0.4cm" fo:text-align="center" style:writing-mode="lr-tb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style:style style:name="T3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1.7cm" svg:height="2cm" svg:x="11.7cm" svg:y="1.099cm">
          <text:p text:style-name="P2"><text:span text:style-name="T1">D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3.6cm" svg:y1="2.1cm" svg:x2="6.3cm" svg:y2="2.1cm">
          <text:p/>
        </draw:line>
        <draw:line draw:style-name="gr1" draw:text-style-name="P4" draw:layer="layout" svg:x1="10.2cm" svg:y1="2.099cm" svg:x2="11.7cm" svg:y2="2.099cm">
          <text:p/>
        </draw:line>
        <draw:line draw:style-name="gr1" draw:text-style-name="P4" draw:layer="layout" svg:x1="13.4cm" svg:y1="2.1cm" svg:x2="15.9cm" svg:y2="2.1cm">
          <text:p/>
        </draw:line>
        <draw:custom-shape draw:style-name="gr3" draw:text-style-name="P3" draw:layer="layout" svg:width="8.5cm" svg:height="5.001cm" svg:x="5.6cm" svg:y="0.099cm">
          <text:p text:style-name="P2"><text:span text:style-name="T1">Mikrokontroler 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4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cm" svg:y1="4.1cm" svg:x2="7.2cm" svg:y2="3.1cm">
          <text:p/>
        </draw:line>
        <draw:line draw:style-name="gr5" draw:text-style-name="P4" draw:layer="layout" svg:x1="10.4cm" svg:y1="4.1cm" svg:x2="7.2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117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7" draw:text-style-name="P4" draw:layer="layout" svg:x1="2.1cm" svg:y1="4.4cm" svg:x2="2.6cm" svg:y2="4.4cm">
          <text:p/>
        </draw:line>
        <draw:frame draw:style-name="gr8" draw:text-style-name="P9" draw:layer="layout" svg:width="0.862cm" svg:height="0.912cm" svg:x="0.1cm" svg:y="1.2cm">
          <draw:text-box>
            <text:p text:style-name="P8"><text:span text:style-name="T3">s</text:span><text:span text:style-name="T1">(</text:span><text:span text:style-name="T3">t</text:span><text:span text:style-name="T1">)</text:span></text:p>
          </draw:text-box>
        </draw:frame>
        <draw:custom-shape draw:style-name="gr9" draw:text-style-name="P11" draw:layer="layout" svg:width="2cm" svg:height="2cm" svg:x="1.601cm" svg:y="1.099cm">
          <text:p text:style-name="P10"><text:span text:style-name="T2">MCP6002</text:span></text:p>
          <text:p text:style-name="P10"><text:span text:style-name="T1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199cm" svg:height="2cm" svg:x="6.301cm" svg:y="1.1cm">
          <text:p text:style-name="P10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cm" svg:height="1.5cm" svg:x="3.103cm" svg:y="3.602cm">
          <text:p text:style-name="P5"><text:span text:style-name="T2">AP7343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.023cm" svg:height="0.912cm" svg:x="3.601cm" svg:y="1.2cm">
          <draw:text-box>
            <text:p text:style-name="P8"><text:span text:style-name="T3">y</text:span><text:span text:style-name="T1">(</text:span><text:span text:style-name="T3">t</text:span><text:span text:style-name="T1">)</text:span></text:p>
          </draw:text-box>
        </draw:frame>
        <draw:frame draw:style-name="gr13" draw:text-style-name="P9" draw:layer="layout" svg:width="0.988cm" svg:height="0.912cm" svg:x="10.199cm" svg:y="1.2cm">
          <draw:text-box>
            <text:p text:style-name="P8"><text:span text:style-name="T4">x</text:span><text:span text:style-name="T1">(</text:span><text:span text:style-name="T3">i</text:span><text:span text:style-name="T1">)</text:span></text:p>
          </draw:text-box>
        </draw:frame>
        <draw:line draw:style-name="gr5" draw:text-style-name="P4" draw:layer="layout" svg:x1="6.6cm" svg:y1="4.4cm" svg:x2="5.1cm" svg:y2="4.4cm">
          <text:p/>
        </draw:line>
        <draw:line draw:style-name="gr1" draw:text-style-name="P1" draw:layer="layout" svg:x1="6.6cm" svg:y1="4.4cm" svg:x2="6.6cm" svg:y2="3.109cm">
          <text:p/>
        </draw:line>
        <draw:frame draw:style-name="gr14" draw:text-style-name="P9" draw:layer="layout" svg:width="1.061cm" svg:height="0.912cm" svg:x="14.101cm" svg:y="1.2cm">
          <draw:text-box>
            <text:p text:style-name="P8"><text:span text:style-name="T3">X</text:span><text:span text:style-name="T1">(</text:span><text:span text:style-name="T3">k</text:span><text:span text:style-name="T1">)</text:span></text:p>
          </draw:text-box>
        </draw:frame>
        <draw:line draw:style-name="gr1" draw:text-style-name="P4" draw:layer="layout" svg:x1="7.492cm" svg:y1="2.081cm" svg:x2="8.992cm" svg:y2="2.081cm">
          <text:p/>
        </draw:line>
        <draw:frame draw:style-name="gr15" draw:text-style-name="P9" draw:layer="layout" svg:width="0.988cm" svg:height="0.912cm" svg:x="7.491cm" svg:y="1.182cm">
          <draw:text-box>
            <text:p text:style-name="P8"><text:span text:style-name="T4">c</text:span><text:span text:style-name="T1">(</text:span><text:span text:style-name="T3">i</text:span><text:span text:style-name="T1">)</text:span></text:p>
          </draw:text-box>
        </draw:frame>
        <draw:custom-shape draw:style-name="gr16" draw:text-style-name="P11" draw:layer="layout" svg:width="1.199cm" svg:height="2cm" svg:x="9.001cm" svg:y="1.101cm">
          <text:p text:style-name="P10"><text:span text:style-name="T1">C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4T13:04:47.674499651</dc:date>
    <dc:creator>Łukasz Dróżdż</dc:creator>
    <meta:editing-duration>PT36M51S</meta:editing-duration>
    <meta:editing-cycles>15</meta:editing-cycles>
    <meta:generator>LibreOffice/7.4.5.1$Linux_X86_64 LibreOffice_project/40$Build-1</meta:generator>
    <meta:document-statistic meta:object-count="24"/>
  </office:meta>
</office:document-meta>
</file>